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paragraph-properties fo:line-height="137%" fo:text-align="end" style:justify-single-word="false" fo:orphans="0"/>
      <style:text-properties style:font-name="inherit" fo:font-weight="bold"/>
    </style:style>
    <style:style style:name="P5" style:family="paragraph" style:parent-style-name="Text_20_body">
      <style:text-properties fo:color="#000000" loext:opacity="100%" style:font-name="Liberation Sans" fo:font-size="12pt" officeooo:rsid="00125200" officeooo:paragraph-rsid="00125200" style:font-size-asian="12pt" style:font-size-complex="12pt" loext:padding="0cm" loext:border="none"/>
    </style:style>
    <style:style style:name="P6" style:family="paragraph" style:parent-style-name="Text_20_body">
      <style:paragraph-properties fo:margin-top="0cm" fo:margin-bottom="0cm" style:contextual-spacing="false" fo:orphans="2" fo:widows="2" fo:padding="0cm" fo:border="none"/>
      <style:text-properties fo:color="#000000" loext:opacity="100%" style:font-name="Liberation Sans" fo:font-size="12pt" officeooo:rsid="00125200" style:font-size-asian="12pt" style:font-size-complex="12pt" loext:padding="0cm" loext:border="none"/>
    </style:style>
    <style:style style:name="P7" style:family="paragraph" style:parent-style-name="Text_20_body">
      <style:paragraph-properties fo:margin-top="0cm" fo:margin-bottom="0cm" style:contextual-spacing="false" fo:orphans="2" fo:widows="2" fo:padding="0cm" fo:border="none"/>
      <style:text-properties fo:color="#000000" loext:opacity="100%" style:font-name="Liberation Sans" fo:font-size="12pt" officeooo:rsid="00125200" style:font-size-asian="12pt" style:font-size-complex="12pt"/>
    </style:style>
    <style:style style:name="P8" style:family="paragraph" style:parent-style-name="Text_20_body" style:list-style-name="L11">
      <style:paragraph-properties fo:margin-top="0cm" fo:margin-bottom="0cm" style:contextual-spacing="false" fo:orphans="2" fo:widows="2" fo:padding="0cm" fo:border="none"/>
      <style:text-properties fo:color="#000000" loext:opacity="100%" style:font-name="Liberation Sans" fo:font-size="12pt" officeooo:rsid="00125200" style:font-size-asian="12pt" style:font-size-complex="12pt"/>
    </style:style>
    <style:style style:name="P9" style:family="paragraph" style:parent-style-name="Text_20_body">
      <style:text-properties fo:color="#000000" loext:opacity="100%" style:font-name="Liberation Sans" fo:font-size="12pt" officeooo:rsid="00125200" officeooo:paragraph-rsid="00125200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orphans="2" fo:widows="2" fo:padding="0cm" fo:border="none"/>
      <style:text-properties fo:color="#000000" loext:opacity="100%" style:font-name="Liberation Sans" fo:font-size="12pt" style:font-size-asian="12pt" style:font-size-complex="12pt"/>
    </style:style>
    <style:style style:name="P11" style:family="paragraph" style:parent-style-name="Text_20_body">
      <style:text-properties fo:color="#000000" loext:opacity="100%" style:font-name="Liberation Sans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Text_20_body">
      <style:text-properties fo:color="#c9211e" loext:opacity="100%" fo:font-size="22pt" style:text-underline-style="solid" style:text-underline-width="auto" style:text-underline-color="font-color" style:font-size-asian="22pt" style:font-size-complex="22pt"/>
    </style:style>
    <style:style style:name="P13" style:family="paragraph" style:parent-style-name="Title">
      <style:text-properties fo:color="#c9211e" loext:opacity="100%"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officeooo:rsid="00125200" loext:padding="0cm" loext:border="none"/>
    </style:style>
    <style:style style:name="T2" style:family="text">
      <style:text-properties fo:font-variant="normal" fo:text-transform="none" fo:color="#dbdee1" loext:opacity="100%" style:font-name="gg sans" fo:font-size="9.60000038146973pt" fo:letter-spacing="normal" fo:font-style="normal" fo:font-weight="normal"/>
    </style:style>
    <style:style style:name="T3" style:family="text">
      <style:text-properties fo:font-variant="normal" fo:text-transform="none" fo:color="#dbdee1" loext:opacity="100%" fo:letter-spacing="normal"/>
    </style:style>
    <style:style style:name="T4" style:family="text">
      <style:text-properties fo:font-variant="normal" fo:text-transform="none" fo:color="#dbdee1" loext:opacity="100%" fo:letter-spacing="normal" fo:font-style="normal" fo:font-weight="normal"/>
    </style:style>
    <style:style style:name="T5" style:family="text">
      <style:text-properties fo:font-variant="normal" fo:text-transform="none" fo:color="#dbdee1" loext:opacity="100%" fo:font-size="9.60000038146973pt" fo:letter-spacing="normal" fo:font-style="normal" fo:font-weight="normal"/>
    </style:style>
    <style:style style:name="T6" style:family="text">
      <style:text-properties fo:font-variant="normal" fo:text-transform="none" fo:font-style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weight="normal"/>
    </style:style>
    <style:style style:name="T11" style:family="text">
      <style:text-properties loext:padding="0cm" loext:border="none"/>
    </style:style>
    <style:style style:name="T12" style:family="text">
      <style:text-properties style:font-name="inherit" officeooo:rsid="00125200" loext:padding="0cm" loext:border="none"/>
    </style:style>
    <style:style style:name="T13" style:family="text">
      <style:text-properties style:font-name="inherit" fo:font-weight="normal" officeooo:rsid="00125200" loext:padding="0cm" loext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equêtes importantes Projet base de données :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8_1052953697" text:style-name="Index_20_Link" text:visited-style-name="Index_20_Link">Donne l'identifiant, le nom et le type de degrés de densité de toutes les communes du '34':<text:tab/>2</text:a></text:p>
          <text:p text:style-name="P1"><text:a xlink:type="simple" xlink:href="#__RefHeading___Toc110_1052953697" text:style-name="Index_20_Link" text:visited-style-name="Index_20_Link">Donne le nombre de faits par départements :<text:tab/>2</text:a></text:p>
          <text:p text:style-name="P1"><text:a xlink:type="simple" xlink:href="#__RefHeading___Toc112_1052953697" text:style-name="Index_20_Link" text:visited-style-name="Index_20_Link">Donne le nombre total et le pourcentage des crimes de chaque classe:<text:tab/>2</text:a></text:p>
          <text:p text:style-name="P1"><text:a xlink:type="simple" xlink:href="#__RefHeading___Toc114_1052953697" text:style-name="Index_20_Link" text:visited-style-name="Index_20_Link">Donne le nombre total de crime en France en 2017:<text:tab/>2</text:a></text:p>
          <text:p text:style-name="P1"><text:a xlink:type="simple" xlink:href="#__RefHeading___Toc116_1052953697" text:style-name="Index_20_Link" text:visited-style-name="Index_20_Link">Donne le département, où le nombre de faits &lt;100 et que unite_compte='vehicule':<text:tab/>2</text:a></text:p>
          <text:p text:style-name="P1"><text:a xlink:type="simple" xlink:href="#__RefHeading___Toc118_1052953697" text:style-name="Index_20_Link" text:visited-style-name="Index_20_Link">Donne les 7 département ou le nombre de faits&lt;5:<text:tab/>2</text:a></text:p>
          <text:p text:style-name="P1"><text:a xlink:type="simple" xlink:href="#__RefHeading___Toc120_1052953697" text:style-name="Index_20_Link" text:visited-style-name="Index_20_Link">Donne le nombre de faits par unite de compte du département 95:<text:tab/>2</text:a></text:p>
        </text:index-body>
      </text:table-of-content>
      <text:p text:style-name="P11"/>
      <text:h text:style-name="P2" text:outline-level="1"><text:span text:style-name="T8"/></text:h>
      <text:h text:style-name="P3" text:outline-level="1"><text:bookmark-start text:name="__RefHeading___Toc108_1052953697"/><text:span text:style-name="T8">Donne l'identifiant, le nom et le type de degrés de densité de toutes les communes du '34':</text:span><text:span text:style-name="T7"> </text:span><text:bookmark-end text:name="__RefHeading___Toc108_1052953697"/></text:h>
      <text:p text:style-name="P9"><text:span text:style-name="T11">SELECT commune.id_commune, commune.nom_commune, commune.type_degres_densite FROM crime, departement, commune WHERE crime.code_dep=34 AND departement.code_dep=crime.code_dep AND departement.code_dep = commune.code_dep;</text:span></text:p>
      <text:h text:style-name="Heading_20_1" text:outline-level="1"><text:bookmark-start text:name="__RefHeading___Toc110_1052953697"/><text:span text:style-name="T8">Donne le nombre de faits par départements </text:span>:<text:bookmark-end text:name="__RefHeading___Toc110_1052953697"/></text:h>
      <text:p text:style-name="P9"><text:span text:style-name="T11">SELECT faits, departement.code_dep FROM crime, departement WHERE crime.code_dep = departement.code_dep GROUP BY departement.code_dep;</text:span></text:p>
      <text:h text:style-name="Heading_20_1" text:outline-level="1"><text:bookmark-start text:name="__RefHeading___Toc112_1052953697"/><text:span text:style-name="T8">Donne le nombre total et le pourcentage des crimes de chaque classe:</text:span> <text:bookmark-end text:name="__RefHeading___Toc112_1052953697"/></text:h>
      <text:p text:style-name="P5">SELECT classe.classe, SUM(crime.id_crime) AS total_crime, (SUM(crime.id_crime)*100 / SUM(SUM(crime.id_crime)) OVER()) AS pourcentage_crime FROM classe JOIN crime ON classe.id_classe = crime.id_classe GROUP BY classe.classe;</text:p>
      <text:h text:style-name="Heading_20_1" text:outline-level="1"><text:bookmark-start text:name="__RefHeading___Toc114_1052953697"/><text:span text:style-name="T8">Donne le nombre total de crime en France en 2017:</text:span> <text:bookmark-end text:name="__RefHeading___Toc114_1052953697"/></text:h>
      <text:p text:style-name="P10"><text:span text:style-name="T1">SELECT SUM(crime.id_crime) AS total_crime_en_France_2017 FROM crime;</text:span><text:bookmark text:name="chat-messages-1089911260772048958-1091041200577990716"/></text:p>
      <text:h text:style-name="Heading_20_1" text:outline-level="1"><text:bookmark-start text:name="__RefHeading___Toc116_1052953697"/><text:span text:style-name="T8">Donne le département, où le nombre de faits &lt;100 et que unite_compte='vehicule':</text:span> <text:bookmark-end text:name="__RefHeading___Toc116_1052953697"/></text:h>
      <text:p text:style-name="P7"><text:span text:style-name="T11">SELECT crime.code_dep, crime.faits, crime.unite_compte FROM crime, departement WHERE crime.code_dep = departement.code_dep AND crime.unite_compte = 'vehicule' AND crime.faits &lt; 100;</text:span></text:p>
      <text:h text:style-name="Heading_20_1" text:outline-level="1"><text:bookmark-start text:name="__RefHeading___Toc118_1052953697"/><text:span text:style-name="T8">Donne les 7 département ou le nombre de faits&lt;5:</text:span> <text:bookmark-end text:name="__RefHeading___Toc118_1052953697"/></text:h>
      <text:p text:style-name="P6">SELECT crime.code_dep, crime.faits, crime.unite_compte FROM crime, departement WHERE crime.code_dep = departement.code_dep AND crime.faits &lt;5;</text:p>
      <text:p text:style-name="P7"><text:span text:style-name="T9">donne les 4 départements ayant plus de 25000 faits:</text:span> </text:p>
      <text:p text:style-name="P7"><text:span text:style-name="T11">SELECT crime.code_dep, crime.faits, crime.unite_compte FROM crime, departement WHERE crime.code_dep = departement.code_dep AND crime.faits &gt; 25000;</text:span></text:p>
      <text:h text:style-name="Heading_20_1" text:outline-level="1"><text:bookmark-start text:name="__RefHeading___Toc120_1052953697"/><text:span text:style-name="T8">Donne le nombre de faits par unite de compte du département 95:</text:span> <text:bookmark-end text:name="__RefHeading___Toc120_1052953697"/></text:h>
      <text:p text:style-name="P6">SELECT crime.unite_compte ,SUM(crime.faits) AS Nombre_faits FROM crime JOIN departement ON crime.code_dep = departement.code_dep WHERE departement.code_dep = 95 GROUP BY (crime.unite_compte);</text:p>
      <text:list text:style-name="L1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fo:font-size="13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9:00:47.500000000</meta:creation-date>
    <dc:date>2023-03-30T19:06:42.120000000</dc:date>
    <meta:editing-duration>PT5M54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25" meta:word-count="311" meta:character-count="2321" meta:non-whitespace-character-count="2028"/>
  </office:meta>
</office:document-meta>
</file>